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officeooo:rsid="001d3053" officeooo:paragraph-rsid="001d305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officeooo:rsid="001d3053" officeooo:paragraph-rsid="001d305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officeooo:rsid="001df5b0" officeooo:paragraph-rsid="001df5b0" style:font-size-asian="10.5pt" style:font-size-complex="12pt"/>
    </style:style>
    <style:style style:name="T1" style:family="text">
      <style:text-properties officeooo:rsid="001df5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érentes tâches effectuées en entreprise</text:p>
      <text:p text:style-name="P2"/>
      <text:p text:style-name="P2">Pendant mes 2 années d’apprentissage, j’ai réalisé des opérations différentes de la Keel Beam :</text:p>
      <text:p text:style-name="P2"/>
      <text:p text:style-name="P2">- Pose de clips en BAV</text:p>
      <text:p text:style-name="P2"/>
      <text:p text:style-name="P2">- Perçage d’éclissage de bielle BAR</text:p>
      <text:p text:style-name="P2"/>
      <text:p text:style-name="P2">- Fixation bielles et éclissage de bielle C41 à C45 BAV</text:p>
      <text:p text:style-name="P2"/>
      <text:p text:style-name="P2">- Pose de tresses de métallisations BAV</text:p>
      <text:p text:style-name="P2"/>
      <text:p text:style-name="P2">- Perçage / Fixation C46 partie basse</text:p>
      <text:p text:style-name="P2"/>
      <text:p text:style-name="P2">- Fixation C46 partie haute</text:p>
      <text:p text:style-name="P2"/>
      <text:p text:style-name="P2">- Fixation <text:span text:style-name="T1">Windows Clips C44 C45 C61 CAB</text:span></text:p>
      <text:p text:style-name="P2"/>
      <text:p text:style-name="P3">- Perçage / Fixation Longi BA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2:37:47.593942221</meta:creation-date>
    <meta:generator>LibreOffice/5.3.1.2$Linux_X86_64 LibreOffice_project/30m0$Build-2</meta:generator>
    <dc:date>2017-10-24T22:51:24.231317547</dc:date>
    <meta:editing-duration>PT2M25S</meta:editing-duration>
    <meta:editing-cycles>1</meta:editing-cycles>
    <meta:document-statistic meta:table-count="0" meta:image-count="0" meta:object-count="0" meta:page-count="1" meta:paragraph-count="10" meta:word-count="76" meta:character-count="423" meta:non-whitespace-character-count="357"/>
  </office:meta>
</office:document-meta>
</file>